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e6da" officeooo:paragraph-rsid="0016e6d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93999" officeooo:paragraph-rsid="00193999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93999" officeooo:paragraph-rsid="00193999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c7aa" style:font-weight-asian="bold" style:font-weight-complex="bold"/>
    </style:style>
    <style:style style:name="T3" style:family="text">
      <style:text-properties fo:font-weight="bold" officeooo:rsid="001d423c" style:font-weight-asian="bold" style:font-weight-complex="bold"/>
    </style:style>
    <style:style style:name="T4" style:family="text">
      <style:text-properties officeooo:rsid="00170275"/>
    </style:style>
    <style:style style:name="T5" style:family="text">
      <style:text-properties officeooo:rsid="00185f0e"/>
    </style:style>
    <style:style style:name="T6" style:family="text">
      <style:text-properties officeooo:rsid="001d42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>CO-1</text:p>
      <text:p text:style-name="Standard"/>
      <text:p text:style-name="Standard"/>
      <text:p text:style-name="P2">DATE : 08-10-2024</text:p>
      <text:p text:style-name="Standard"><text:span text:style-name="T1">2</text:span>. Display future leap years from current year to a final year entered by user.</text:p>
      <text:p text:style-name="Standard"/>
      <text:p text:style-name="P7">PROGRAM:</text:p>
      <text:p text:style-name="P2"/>
      <text:p text:style-name="Standard">final=int(input("Enter the final year:"))</text:p>
      <text:p text:style-name="Standard">year=2024</text:p>
      <text:p text:style-name="Standard">year=year+1</text:p>
      <text:p text:style-name="Standard">print("The future leap years upto ",final," are :")</text:p>
      <text:p text:style-name="Standard">while(year&lt;=final):</text:p>
      <text:p text:style-name="Standard"><text:tab/>if (year%4==0 and year%100!=0 or year%400==0):</text:p>
      <text:p text:style-name="Standard"><text:tab/><text:tab/>print(year," <text:s/>")</text:p>
      <text:p text:style-name="Standard"><text:tab/>year=year+1</text:p>
      <text:p text:style-name="Standard"/>
      <text:p text:style-name="Standard"><text:s/></text:p>
      <text:p text:style-name="P7">OUTPUT:</text:p>
      <text:p text:style-name="Standard">Enter the final year: 2050</text:p>
      <text:p text:style-name="Standard">The future leap years upto 2050 are :</text:p>
      <text:p text:style-name="Standard">2028</text:p>
      <text:p text:style-name="Standard">2032</text:p>
      <text:p text:style-name="Standard">2036</text:p>
      <text:p text:style-name="Standard">2040</text:p>
      <text:p text:style-name="Standard">2044</text:p>
      <text:p text:style-name="Standard">2048</text:p>
      <text:p text:style-name="Standard"/>
      <text:p text:style-name="Standard"/>
      <text:p text:style-name="Standard">Enter the final year: 2038</text:p>
      <text:p text:style-name="Standard">The future leap years upto 2050 are :</text:p>
      <text:p text:style-name="Standard">2028</text:p>
      <text:p text:style-name="Standard">2032</text:p>
      <text:p text:style-name="Standard">203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/><text:span text:style-name="T1">DATE: 24-10-24</text:span></text:p>
      <text:p text:style-name="Standard"><text:s/><text:span text:style-name="T3">8.</text:span>Get a string from an input string where all occurrences of first character replaced with ‘$’, except first character</text:p>
      <text:p text:style-name="Standard"/>
      <text:p text:style-name="P1"><text:s/><text:span text:style-name="T1">PROGRAM</text:span></text:p>
      <text:p text:style-name="Standard">s=input("Enter string:")</text:p>
      <text:p text:style-name="Standard">c=s[0]</text:p>
      <text:p text:style-name="Standard">str1=s[1:]</text:p>
      <text:p text:style-name="Standard">if c in str1:</text:p>
      <text:p text:style-name="Standard"><text:tab/>new=str1.replace(c,"$")</text:p>
      <text:p text:style-name="Standard">print(c+new)</text:p>
      <text:p text:style-name="Standard"/>
      <text:p text:style-name="P7"><text:s/>OUTPUT</text:p>
      <text:p text:style-name="Standard"><text:s/>Enter string:<text:span text:style-name="T6">onion</text:span></text:p>
      <text:p text:style-name="Standard"><text:s/><text:span text:style-name="T6">oni$n</text:span></text:p>
      <text:p text:style-name="Standard"/>
      <text:p text:style-name="Standard"/>
      <text:p text:style-name="P2">DATE : 01-10-2024</text:p>
      <text:p text:style-name="Standard"><text:span text:style-name="T1">10. </text:span>Accept the radius from user and find area of circle.</text:p>
      <text:p text:style-name="Standard"/>
      <text:p text:style-name="P1">PROGRAM:</text:p>
      <text:p text:style-name="Standard">r=float(input("Enter radius of the circle:"))</text:p>
      <text:p text:style-name="Standard">area=float(3.14*r*r)</text:p>
      <text:p text:style-name="Standard">print("Area of circle is ",area,"cm^2")</text:p>
      <text:p text:style-name="Standard"/>
      <text:p text:style-name="Standard"/>
      <text:p text:style-name="P1">OUTPUT:</text:p>
      <text:p text:style-name="Standard">Enter radius of the circle: 2</text:p>
      <text:p text:style-name="Standard">Area of circle is 12.56 cm^2</text:p>
      <text:p text:style-name="Standard"/>
      <text:p text:style-name="Standard">Enter radius of the circle: 15</text:p>
      <text:p text:style-name="Standard">Area of circle is 706.5 cm^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ATE : 01-10-2024</text:p>
      <text:p text:style-name="Standard"><text:span text:style-name="T1">11. </text:span>Find biggest of 3 numbers entered.</text:p>
      <text:p text:style-name="Standard"/>
      <text:p text:style-name="Standard"/>
      <text:p text:style-name="Standard"/>
      <text:p text:style-name="P1">PROGRAM:</text:p>
      <text:p text:style-name="Standard">a=int(input("Enter first number:"))</text:p>
      <text:p text:style-name="Standard">b=int(input("Enter second number:"))</text:p>
      <text:p text:style-name="Standard">c=int(input("Enter third number:"))</text:p>
      <text:p text:style-name="Standard">if a&gt;b and a&gt;c:</text:p>
      <text:p text:style-name="Standard"><text:tab/>print(a,"is the largest")</text:p>
      <text:p text:style-name="Standard">elif b&gt;c:</text:p>
      <text:p text:style-name="Standard"><text:tab/>print(b,"is the largest")</text:p>
      <text:p text:style-name="Standard">else:</text:p>
      <text:p text:style-name="Standard"><text:tab/>print(c,"is the largest")</text:p>
      <text:p text:style-name="Standard"><text:tab/></text:p>
      <text:p text:style-name="Standard"/>
      <text:p text:style-name="Standard"/>
      <text:p text:style-name="Standard"/>
      <text:p text:style-name="Standard"/>
      <text:p text:style-name="P1">OUTPUT</text:p>
      <text:p text:style-name="Standard">Enter first number : 76</text:p>
      <text:p text:style-name="Standard">Enter second number: 14</text:p>
      <text:p text:style-name="Standard">Enter third number : 5</text:p>
      <text:p text:style-name="Standard">76 is the largest</text:p>
      <text:p text:style-name="Standard"/>
      <text:p text:style-name="Standard">Enter first number : 34</text:p>
      <text:p text:style-name="Standard">Enter second number: 145</text:p>
      <text:p text:style-name="Standard">Enter third number : 50</text:p>
      <text:p text:style-name="Standard">145 is the largest</text:p>
      <text:p text:style-name="Standard"/>
      <text:p text:style-name="Standard">Enter first number : 12</text:p>
      <text:p text:style-name="Standard">Enter second number: 15</text:p>
      <text:p text:style-name="Standard">Enter third number : 23</text:p>
      <text:p text:style-name="Standard">23 is the largest</text:p>
      <text:p text:style-name="Standard"/>
      <text:p text:style-name="Standard"><text:soft-page-break/><text:s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ATE : 03-10-2024</text:p>
      <text:p text:style-name="Standard"><text:span text:style-name="T1">14. </text:span>Accept an integer n and compute n+nn+nnn<text:span text:style-name="T4">(The value of n should be less than 10)</text:span></text:p>
      <text:p text:style-name="Standard"/>
      <text:p text:style-name="Standard"/>
      <text:p text:style-name="Standard"/>
      <text:p text:style-name="P1">PROGRAM:</text:p>
      <text:p text:style-name="Standard">n=int(input("Enter value for n:"))</text:p>
      <text:p text:style-name="Standard">c=n+(n*11)+(n*111)</text:p>
      <text:p text:style-name="Standard">print(c)</text:p>
      <text:p text:style-name="Standard"/>
      <text:p text:style-name="Standard"/>
      <text:p text:style-name="Standard"/>
      <text:p text:style-name="P1">OUTPUT:</text:p>
      <text:p text:style-name="Standard">Enter value for n :3</text:p>
      <text:p text:style-name="Standard">369</text:p>
      <text:p text:style-name="Standard"/>
      <text:p text:style-name="Standard">Enter value for n:<text:span text:style-name="T5">9</text:span></text:p>
      <text:p text:style-name="Standard">1<text:span text:style-name="T5">107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O-2</text:p>
      <text:p text:style-name="P5"/>
      <text:p text:style-name="Standard"/>
      <text:p text:style-name="P2">DATE : 08-10-2024</text:p>
      <text:p text:style-name="P2"/>
      <text:p text:style-name="P2"/>
      <text:p text:style-name="Standard"><text:span text:style-name="T2">1.</text:span>Program to find the factorial of a number</text:p>
      <text:p text:style-name="P1"/>
      <text:p text:style-name="P1"/>
      <text:p text:style-name="P1">PROGRAM</text:p>
      <text:p text:style-name="Standard">x=int(input("Enter a number:"))</text:p>
      <text:p text:style-name="Standard">f=1</text:p>
      <text:p text:style-name="Standard">i=1</text:p>
      <text:p text:style-name="Standard">while i&lt;=x:</text:p>
      <text:p text:style-name="Standard"><text:s/><text:tab/>f=f*i</text:p>
      <text:p text:style-name="Standard"><text:s/><text:tab/>i=i+1</text:p>
      <text:p text:style-name="Standard">print("The factorial of",x,"is",f)</text:p>
      <text:p text:style-name="Standard"/>
      <text:p text:style-name="Standard"/>
      <text:p text:style-name="Standard"/>
      <text:p text:style-name="Standard"/>
      <text:p text:style-name="P1">OUTPUT</text:p>
      <text:p text:style-name="Standard">Enter a number:6</text:p>
      <text:p text:style-name="Standard">The factorial of 6 is 720</text:p>
      <text:p text:style-name="Standard"/>
      <text:p text:style-name="Standard">Enter a number:8</text:p>
      <text:p text:style-name="Standard">The factorial of 8 is 4032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ATE : 08-10-2024</text:p>
      <text:p text:style-name="P2"/>
      <text:p text:style-name="Standard"><text:span text:style-name="T1">2</text:span>.Generate Fibonacci series of N terms</text:p>
      <text:p text:style-name="Standard"/>
      <text:p text:style-name="P1">PROGRAM:</text:p>
      <text:p text:style-name="Standard"/>
      <text:p text:style-name="Standard">n=int(input("Enter the value for n :"))</text:p>
      <text:p text:style-name="Standard">f1=0</text:p>
      <text:p text:style-name="Standard">f2=1</text:p>
      <text:p text:style-name="Standard">print(f1)</text:p>
      <text:p text:style-name="Standard">print(f2)</text:p>
      <text:p text:style-name="Standard">for i in range(2,n):</text:p>
      <text:p text:style-name="Standard"><text:tab/>nt=f1+f2</text:p>
      <text:p text:style-name="Standard"><text:tab/>f1=f2</text:p>
      <text:p text:style-name="Standard"><text:tab/>f2=nt</text:p>
      <text:p text:style-name="Standard"><text:tab/>print(nt)</text:p>
      <text:p text:style-name="Standard"><text:tab/></text:p>
      <text:p text:style-name="Standard"><text:tab/></text:p>
      <text:p text:style-name="Standard"/>
      <text:p text:style-name="P1">OUTPUT:</text:p>
      <text:p text:style-name="Standard"/>
      <text:p text:style-name="Standard">Enter the value for n:5</text:p>
      <text:p text:style-name="Standard">0</text:p>
      <text:p text:style-name="Standard">1</text:p>
      <text:p text:style-name="Standard">1</text:p>
      <text:p text:style-name="Standard">2</text:p>
      <text:p text:style-name="Standard">3</text:p>
      <text:p text:style-name="Standard"/>
      <text:p text:style-name="Standard">Enter the value for n:10</text:p>
      <text:p text:style-name="Standard">0</text:p>
      <text:p text:style-name="Standard">1</text:p>
      <text:p text:style-name="Standard">1</text:p>
      <text:p text:style-name="Standard">2</text:p>
      <text:p text:style-name="Standard"><text:soft-page-break/>3</text:p>
      <text:p text:style-name="Standard">5</text:p>
      <text:p text:style-name="Standard">8</text:p>
      <text:p text:style-name="Standard">13</text:p>
      <text:p text:style-name="Standard">21</text:p>
      <text:p text:style-name="Standard">3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0:45:29.128914101</meta:creation-date>
    <dc:date>2024-10-29T12:01:41.006149214</dc:date>
    <meta:editing-duration>PT1H8M5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7" meta:paragraph-count="137" meta:word-count="394" meta:character-count="2331" meta:non-whitespace-character-count="2040"/>
  </office:meta>
</office:document-meta>
</file>